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3"/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 style:list-style-name="L3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8pt" officeooo:rsid="00061077" officeooo:paragraph-rsid="00061077" style:font-size-asian="15.75pt" style:font-size-complex="18pt"/>
    </style:style>
    <style:style style:name="T1" style:family="text">
      <style:text-properties officeooo:rsid="00061077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de Review Checklist</text:p>
      <text:p text:style-name="P2"/>
      <text:list xml:id="list7237733597667908753" text:style-name="L3">
        <text:list-item>
          <text:p text:style-name="P3">Is the functionality correct? </text:p>
        </text:list-item>
        <text:list-item>
          <text:p text:style-name="P3">Are the classes named suitably? </text:p>
        </text:list-item>
        <text:list-item>
          <text:p text:style-name="P3">Are the functions named suitably? </text:p>
        </text:list-item>
        <text:list-item>
          <text:p text:style-name="P3">How's the datastructure being used? Is it the correct DS or it needs improvement? </text:p>
        </text:list-item>
        <text:list-item>
          <text:p text:style-name="P3">Can the classes be further b<text:span text:style-name="T1">ro</text:span>ken into small classes? </text:p>
        </text:list-item>
        <text:list-item>
          <text:p text:style-name="P3">Do we need an interface? </text:p>
        </text:list-item>
        <text:list-item>
          <text:p text:style-name="P3">If it contain functions that can be reused later then are there Utils created for them? </text:p>
        </text:list-item>
        <text:list-item>
          <text:p text:style-name="P3">Can it use already available Util functions? </text:p>
        </text:list-item>
        <text:list-item>
          <text:p text:style-name="P3">Does the large set of input for a function deserve a new bean to be created? </text:p>
        </text:list-item>
        <text:list-item>
          <text:p text:style-name="P3">Are all the input arguments being validated? </text:p>
        </text:list-item>
        <text:list-item>
          <text:p text:style-name="P3">How will the functionalities affect the performance of the app - time and memory? </text:p>
        </text:list-item>
        <text:list-item>
          <text:p text:style-name="P3">Is it absolutely necessary to run it on UI therad or would a background thread suffice? </text:p>
        </text:list-item>
        <text:list-item>
          <text:p text:style-name="P3">Are all the fail points handled? </text:p>
        </text:list-item>
        <text:list-item>
          <text:p text:style-name="P3">Does it degrade gracefully in case of unknown failures? </text:p>
        </text:list-item>
        <text:list-item>
          <text:p text:style-name="P3">Are the app-doing level standards being followed? <text:s/></text:p>
        </text:list-item>
        <text:list-item>
          <text:p text:style-name="P3">Are the operations thread safe? </text:p>
        </text:list-item>
        <text:list-item>
          <text:p text:style-name="P3">What pieces of the component can be executed in parallel? </text:p>
        </text:list-item>
        <text:list-item>
          <text:p text:style-name="P3">Are the layouts suitable for all the screen dimensions? </text:p>
        </text:list-item>
        <text:list-item>
          <text:p text:style-name="P1">What classes would become obsolete after this implementation?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14:53:49.275483898</meta:creation-date>
    <dc:date>2015-07-02T14:59:18.512213659</dc:date>
    <meta:editing-duration>PT1M53S</meta:editing-duration>
    <meta:editing-cycles>1</meta:editing-cycles>
    <meta:document-statistic meta:table-count="0" meta:image-count="0" meta:object-count="0" meta:page-count="1" meta:paragraph-count="20" meta:word-count="194" meta:character-count="1099" meta:non-whitespace-character-count="924"/>
    <meta:generator>LibreOffice/4.3.7.2$Linux_X86_64 LibreOffice_project/430m0$Build-2</meta:generator>
  </office:meta>
</office:document-meta>
</file>